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1806in" fo:margin-left="-0.2875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1.4028in"/>
    </style:style>
    <style:style style:name="Table1.C" style:family="table-column">
      <style:table-column-properties style:column-width="1.5278in"/>
    </style:style>
    <style:style style:name="Table1.D" style:family="table-column">
      <style:table-column-properties style:column-width="1.25in"/>
    </style:style>
    <style:style style:name="Table1.E" style:family="table-column">
      <style:table-column-properties style:column-width="0.9444in"/>
    </style:style>
    <style:style style:name="Table1.F" style:family="table-column">
      <style:table-column-properties style:column-width="0.9306in"/>
    </style:style>
    <style:style style:name="Table1.A1" style:family="table-cell">
      <style:table-cell-properties fo:padding="0.0382in" fo:border="0.05pt solid #111111"/>
    </style:style>
    <style:style style:name="Table1.A2" style:family="table-cell">
      <style:table-cell-properties fo:background-color="transparent" fo:padding="0.0382in" fo:border="0.05pt solid #000000">
        <style:background-image/>
      </style:table-cell-properties>
    </style:style>
    <style:style style:name="Table1.B2" style:family="table-cell">
      <style:table-cell-properties fo:background-color="#dddddd" fo:padding="0.0382in" fo:border-left="0.05pt solid #111111" fo:border-right="none" fo:border-top="0.05pt solid #111111" fo:border-bottom="0.05pt solid #111111">
        <style:background-image/>
      </style:table-cell-properties>
    </style:style>
    <style:style style:name="Table1.F2" style:family="table-cell">
      <style:table-cell-properties fo:background-color="#dddddd" fo:padding="0.0382in" fo:border="0.05pt solid #111111">
        <style:background-image/>
      </style:table-cell-properties>
    </style:style>
    <style:style style:name="Table1.A3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382in" fo:border-left="0.05pt solid #111111" fo:border-right="none" fo:border-top="none" fo:border-bottom="0.05pt solid #111111"/>
    </style:style>
    <style:style style:name="Table1.C3" style:family="table-cell">
      <style:table-cell-properties fo:padding="0.0382in" fo:border-left="0.05pt solid #111111" fo:border-right="none" fo:border-top="none" fo:border-bottom="0.05pt solid #111111"/>
    </style:style>
    <style:style style:name="Table1.D3" style:family="table-cell">
      <style:table-cell-properties fo:padding="0.0382in" fo:border-left="0.05pt solid #111111" fo:border-right="none" fo:border-top="none" fo:border-bottom="0.05pt solid #111111"/>
    </style:style>
    <style:style style:name="Table1.E3" style:family="table-cell">
      <style:table-cell-properties fo:padding="0.0382in" fo:border-left="0.05pt solid #111111" fo:border-right="none" fo:border-top="none" fo:border-bottom="0.05pt solid #111111"/>
    </style:style>
    <style:style style:name="Table1.F3" style:family="table-cell">
      <style:table-cell-properties fo:padding="0.0382in" fo:border-left="0.05pt solid #111111" fo:border-right="0.05pt solid #111111" fo:border-top="none" fo:border-bottom="0.05pt solid #111111"/>
    </style:style>
    <style:style style:name="Table1.B4" style:family="table-cell">
      <style:table-cell-properties fo:padding="0.0382in" fo:border-left="0.05pt solid #111111" fo:border-right="none" fo:border-top="none" fo:border-bottom="0.05pt solid #111111"/>
    </style:style>
    <style:style style:name="Table1.C4" style:family="table-cell">
      <style:table-cell-properties fo:padding="0.0382in" fo:border-left="0.05pt solid #111111" fo:border-right="none" fo:border-top="none" fo:border-bottom="0.05pt solid #111111"/>
    </style:style>
    <style:style style:name="Table1.D4" style:family="table-cell">
      <style:table-cell-properties fo:padding="0.0382in" fo:border-left="0.05pt solid #111111" fo:border-right="none" fo:border-top="none" fo:border-bottom="0.05pt solid #111111"/>
    </style:style>
    <style:style style:name="Table1.E4" style:family="table-cell">
      <style:table-cell-properties fo:padding="0.0382in" fo:border-left="0.05pt solid #111111" fo:border-right="none" fo:border-top="none" fo:border-bottom="0.05pt solid #111111"/>
    </style:style>
    <style:style style:name="Table1.F4" style:family="table-cell">
      <style:table-cell-properties fo:padding="0.0382in" fo:border-left="0.05pt solid #111111" fo:border-right="0.05pt solid #111111" fo:border-top="none" fo:border-bottom="0.05pt solid #111111"/>
    </style:style>
    <style:style style:name="Table1.B5" style:family="table-cell">
      <style:table-cell-properties fo:padding="0.0382in" fo:border-left="0.05pt solid #111111" fo:border-right="none" fo:border-top="none" fo:border-bottom="0.05pt solid #111111"/>
    </style:style>
    <style:style style:name="Table1.C5" style:family="table-cell">
      <style:table-cell-properties fo:padding="0.0382in" fo:border-left="0.05pt solid #111111" fo:border-right="none" fo:border-top="none" fo:border-bottom="0.05pt solid #111111"/>
    </style:style>
    <style:style style:name="Table1.D5" style:family="table-cell">
      <style:table-cell-properties fo:padding="0.0382in" fo:border-left="0.05pt solid #111111" fo:border-right="none" fo:border-top="none" fo:border-bottom="0.05pt solid #111111"/>
    </style:style>
    <style:style style:name="Table1.E5" style:family="table-cell">
      <style:table-cell-properties fo:padding="0.0382in" fo:border-left="0.05pt solid #111111" fo:border-right="none" fo:border-top="none" fo:border-bottom="0.05pt solid #111111"/>
    </style:style>
    <style:style style:name="Table1.F5" style:family="table-cell">
      <style:table-cell-properties fo:padding="0.0382in" fo:border-left="0.05pt solid #111111" fo:border-right="0.05pt solid #111111" fo:border-top="none" fo:border-bottom="0.05pt solid #111111"/>
    </style:style>
    <style:style style:name="Table1.B6" style:family="table-cell">
      <style:table-cell-properties fo:padding="0.0382in" fo:border-left="0.05pt solid #111111" fo:border-right="none" fo:border-top="none" fo:border-bottom="0.05pt solid #111111"/>
    </style:style>
    <style:style style:name="Table1.C6" style:family="table-cell">
      <style:table-cell-properties fo:padding="0.0382in" fo:border-left="0.05pt solid #111111" fo:border-right="none" fo:border-top="none" fo:border-bottom="0.05pt solid #111111"/>
    </style:style>
    <style:style style:name="Table1.D6" style:family="table-cell">
      <style:table-cell-properties fo:padding="0.0382in" fo:border-left="0.05pt solid #111111" fo:border-right="none" fo:border-top="none" fo:border-bottom="0.05pt solid #111111"/>
    </style:style>
    <style:style style:name="Table1.E6" style:family="table-cell">
      <style:table-cell-properties fo:padding="0.0382in" fo:border-left="0.05pt solid #111111" fo:border-right="none" fo:border-top="none" fo:border-bottom="0.05pt solid #111111"/>
    </style:style>
    <style:style style:name="Table1.F6" style:family="table-cell">
      <style:table-cell-properties fo:padding="0.0382in" fo:border-left="0.05pt solid #111111" fo:border-right="0.05pt solid #111111" fo:border-top="none" fo:border-bottom="0.05pt solid #111111"/>
    </style:style>
    <style:style style:name="Table2" style:family="table">
      <style:table-properties style:width="7.25in" fo:margin-left="-0.2875in" table:align="left"/>
    </style:style>
    <style:style style:name="Table2.A" style:family="table-column">
      <style:table-column-properties style:column-width="1.1806in"/>
    </style:style>
    <style:style style:name="Table2.B" style:family="table-column">
      <style:table-column-properties style:column-width="0.8701in"/>
    </style:style>
    <style:style style:name="Table2.C" style:family="table-column">
      <style:table-column-properties style:column-width="1.4493in"/>
    </style:style>
    <style:style style:name="Table2.D" style:family="table-column">
      <style:table-column-properties style:column-width="1.4306in"/>
    </style:style>
    <style:style style:name="Table2.E" style:family="table-column">
      <style:table-column-properties style:column-width="1.3194in"/>
    </style:style>
    <style:style style:name="Table2.F" style:family="table-column">
      <style:table-column-properties style:column-width="1in"/>
    </style:style>
    <style:style style:name="Table2.A1" style:family="table-cell">
      <style:table-cell-properties fo:background-color="transparent" fo:padding="0.0382in" fo:border-left="0.05pt solid #000000" fo:border-right="0.05pt solid #111111" fo:border-top="0.05pt solid #000000" fo:border-bottom="0.05pt solid #111111">
        <style:background-image/>
      </style:table-cell-properties>
    </style:style>
    <style:style style:name="Table2.A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B2" style:family="table-cell">
      <style:table-cell-properties fo:background-color="#dddddd" fo:padding="0.0382in" fo:border-left="0.05pt solid #111111" fo:border-right="none" fo:border-top="none" fo:border-bottom="0.05pt solid #111111">
        <style:background-image/>
      </style:table-cell-properties>
    </style:style>
    <style:style style:name="Table2.F2" style:family="table-cell">
      <style:table-cell-properties fo:background-color="#dddddd" fo:padding="0.0382in" fo:border-left="0.05pt solid #111111" fo:border-right="0.05pt solid #111111" fo:border-top="none" fo:border-bottom="0.05pt solid #111111">
        <style:background-image/>
      </style:table-cell-properties>
    </style:style>
    <style:style style:name="Table2.A3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fo:padding="0.0382in" fo:border-left="0.05pt solid #111111" fo:border-right="none" fo:border-top="none" fo:border-bottom="0.05pt solid #111111"/>
    </style:style>
    <style:style style:name="Table2.C3" style:family="table-cell">
      <style:table-cell-properties fo:padding="0.0382in" fo:border-left="0.05pt solid #111111" fo:border-right="none" fo:border-top="none" fo:border-bottom="0.05pt solid #111111"/>
    </style:style>
    <style:style style:name="Table2.D3" style:family="table-cell">
      <style:table-cell-properties fo:padding="0.0382in" fo:border-left="0.05pt solid #111111" fo:border-right="none" fo:border-top="none" fo:border-bottom="0.05pt solid #111111"/>
    </style:style>
    <style:style style:name="Table2.E3" style:family="table-cell">
      <style:table-cell-properties fo:padding="0.0382in" fo:border-left="0.05pt solid #111111" fo:border-right="none" fo:border-top="none" fo:border-bottom="0.05pt solid #111111"/>
    </style:style>
    <style:style style:name="Table2.F3" style:family="table-cell">
      <style:table-cell-properties fo:padding="0.0382in" fo:border-left="0.05pt solid #111111" fo:border-right="0.05pt solid #111111" fo:border-top="none" fo:border-bottom="0.05pt solid #111111"/>
    </style:style>
    <style:style style:name="Table2.B4" style:family="table-cell">
      <style:table-cell-properties fo:padding="0.0382in" fo:border-left="0.05pt solid #111111" fo:border-right="none" fo:border-top="none" fo:border-bottom="0.05pt solid #111111"/>
    </style:style>
    <style:style style:name="Table2.C4" style:family="table-cell">
      <style:table-cell-properties fo:padding="0.0382in" fo:border-left="0.05pt solid #111111" fo:border-right="none" fo:border-top="none" fo:border-bottom="0.05pt solid #111111"/>
    </style:style>
    <style:style style:name="Table2.D4" style:family="table-cell">
      <style:table-cell-properties fo:padding="0.0382in" fo:border-left="0.05pt solid #111111" fo:border-right="none" fo:border-top="none" fo:border-bottom="0.05pt solid #111111"/>
    </style:style>
    <style:style style:name="Table2.E4" style:family="table-cell">
      <style:table-cell-properties fo:padding="0.0382in" fo:border-left="0.05pt solid #111111" fo:border-right="none" fo:border-top="none" fo:border-bottom="0.05pt solid #111111"/>
    </style:style>
    <style:style style:name="Table2.F4" style:family="table-cell">
      <style:table-cell-properties fo:padding="0.0382in" fo:border-left="0.05pt solid #111111" fo:border-right="0.05pt solid #111111" fo:border-top="none" fo:border-bottom="0.05pt solid #111111"/>
    </style:style>
    <style:style style:name="Table2.B5" style:family="table-cell">
      <style:table-cell-properties fo:padding="0.0382in" fo:border-left="0.05pt solid #111111" fo:border-right="none" fo:border-top="none" fo:border-bottom="0.05pt solid #111111"/>
    </style:style>
    <style:style style:name="Table2.C5" style:family="table-cell">
      <style:table-cell-properties fo:padding="0.0382in" fo:border-left="0.05pt solid #111111" fo:border-right="none" fo:border-top="none" fo:border-bottom="0.05pt solid #111111"/>
    </style:style>
    <style:style style:name="Table2.D5" style:family="table-cell">
      <style:table-cell-properties fo:padding="0.0382in" fo:border-left="0.05pt solid #111111" fo:border-right="none" fo:border-top="none" fo:border-bottom="0.05pt solid #111111"/>
    </style:style>
    <style:style style:name="Table2.E5" style:family="table-cell">
      <style:table-cell-properties fo:padding="0.0382in" fo:border-left="0.05pt solid #111111" fo:border-right="none" fo:border-top="none" fo:border-bottom="0.05pt solid #111111"/>
    </style:style>
    <style:style style:name="Table2.F5" style:family="table-cell">
      <style:table-cell-properties fo:padding="0.0382in" fo:border-left="0.05pt solid #111111" fo:border-right="0.05pt solid #111111" fo:border-top="none" fo:border-bottom="0.05pt solid #111111"/>
    </style:style>
    <style:style style:name="Table2.B6" style:family="table-cell">
      <style:table-cell-properties fo:padding="0.0382in" fo:border-left="0.05pt solid #111111" fo:border-right="none" fo:border-top="none" fo:border-bottom="0.05pt solid #111111"/>
    </style:style>
    <style:style style:name="Table2.C6" style:family="table-cell">
      <style:table-cell-properties fo:padding="0.0382in" fo:border-left="0.05pt solid #111111" fo:border-right="none" fo:border-top="none" fo:border-bottom="0.05pt solid #111111"/>
    </style:style>
    <style:style style:name="Table2.D6" style:family="table-cell">
      <style:table-cell-properties fo:padding="0.0382in" fo:border-left="0.05pt solid #111111" fo:border-right="none" fo:border-top="none" fo:border-bottom="0.05pt solid #111111"/>
    </style:style>
    <style:style style:name="Table2.E6" style:family="table-cell">
      <style:table-cell-properties fo:padding="0.0382in" fo:border-left="0.05pt solid #111111" fo:border-right="none" fo:border-top="none" fo:border-bottom="0.05pt solid #111111"/>
    </style:style>
    <style:style style:name="Table2.F6" style:family="table-cell">
      <style:table-cell-properties fo:padding="0.0382in" fo:border-left="0.05pt solid #111111" fo:border-right="0.05pt solid #111111" fo:border-top="none" fo:border-bottom="0.05pt solid #111111"/>
    </style:style>
    <style:style style:name="P1" style:family="paragraph" style:parent-style-name="Standard">
      <style:text-properties officeooo:paragraph-rsid="0007a2ce"/>
    </style:style>
    <style:style style:name="P2" style:family="paragraph" style:parent-style-name="Preformatted_20_Text">
      <style:paragraph-properties fo:text-align="center" style:justify-single-word="false"/>
      <style:text-properties fo:font-size="15pt" fo:font-weight="bold" officeooo:rsid="000544c0" officeooo:paragraph-rsid="000544c0" style:font-size-asian="15pt" style:font-weight-asian="bold" style:font-size-complex="15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544c0" officeooo:paragraph-rsid="000544c0" style:font-size-asian="15pt" style:font-weight-asian="bold" style:font-size-complex="15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size="15pt" style:text-underline-style="none" fo:font-weight="bold" officeooo:rsid="000544c0" officeooo:paragraph-rsid="000544c0" style:font-size-asian="15pt" style:font-weight-asian="bold" style:font-size-complex="15pt" style:font-weight-complex="bold"/>
    </style:style>
    <style:style style:name="P5" style:family="paragraph" style:parent-style-name="Preformatted_20_Text" style:master-page-name="">
      <loext:graphic-properties draw:fill="none"/>
      <style:paragraph-properties fo:margin-left="0.5618in" fo:margin-right="0in" fo:margin-top="0in" fo:margin-bottom="0in" loext:contextual-spacing="false" fo:text-align="start" style:justify-single-word="false" fo:text-indent="0in" style:auto-text-indent="false" style:page-number="auto" fo:background-color="transparent"/>
      <style:text-properties fo:font-size="15pt" style:text-underline-style="none" fo:font-weight="bold" officeooo:rsid="000544c0" officeooo:paragraph-rsid="000544c0" style:font-size-asian="15pt" style:font-weight-asian="bold" style:font-size-complex="15pt" style:font-weight-complex="bold"/>
    </style:style>
    <style:style style:name="P6" style:family="paragraph" style:parent-style-name="Preformatted_20_Text">
      <loext:graphic-properties draw:fill="none"/>
      <style:paragraph-properties fo:margin-left="0.5618in" fo:margin-right="0in" fo:margin-top="0in" fo:margin-bottom="0in" loext:contextual-spacing="false" fo:text-align="start" style:justify-single-word="false" fo:text-indent="0in" style:auto-text-indent="false" fo:background-color="transparent"/>
      <style:text-properties fo:font-size="15pt" style:text-underline-style="none" fo:font-weight="bold" officeooo:rsid="000544c0" officeooo:paragraph-rsid="000544c0" style:font-size-asian="15pt" style:font-weight-asian="bold" style:font-size-complex="15pt" style:font-weight-complex="bold"/>
    </style:style>
    <style:style style:name="P7" style:family="paragraph" style:parent-style-name="Preformatted_20_Text">
      <loext:graphic-properties draw:fill="none"/>
      <style:paragraph-properties fo:margin-left="0.5618in" fo:margin-right="0in" fo:margin-top="0in" fo:margin-bottom="0in" loext:contextual-spacing="false" fo:text-align="start" style:justify-single-word="false" fo:text-indent="0in" style:auto-text-indent="false" fo:background-color="transparent"/>
      <style:text-properties fo:font-size="15pt" style:text-underline-style="none" fo:font-weight="bold" officeooo:rsid="0007a2ce" officeooo:paragraph-rsid="000544c0" style:font-size-asian="15pt" style:font-weight-asian="bold" style:font-size-complex="15pt" style:font-weight-complex="bold"/>
    </style:style>
    <style:style style:name="P8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fo:font-size="15pt" style:text-underline-style="none" fo:font-weight="bold" officeooo:rsid="000544c0" officeooo:paragraph-rsid="000544c0" style:font-size-asian="15pt" style:font-weight-asian="bold" style:font-size-complex="15pt" style:font-weight-complex="bold"/>
    </style:style>
    <style:style style:name="P9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fo:font-size="15pt" style:text-underline-style="none" fo:font-weight="bold" officeooo:rsid="000544c0" officeooo:paragraph-rsid="00067ca4" style:font-size-asian="15pt" style:font-weight-asian="bold" style:font-size-complex="15pt" style:font-weight-complex="bold"/>
    </style:style>
    <style:style style:name="P10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fo:font-size="15pt" style:text-underline-style="none" fo:font-weight="bold" officeooo:rsid="00067ca4" officeooo:paragraph-rsid="00067ca4" style:font-size-asian="15pt" style:font-weight-asian="bold" style:font-size-complex="15pt" style:font-weight-complex="bold"/>
    </style:style>
    <style:style style:name="P11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center" style:justify-single-word="false" fo:text-indent="0in" style:auto-text-indent="false" fo:background-color="transparent"/>
      <style:text-properties style:font-name="Liberation Mono" fo:font-size="15pt" style:text-underline-style="none" fo:font-weight="normal" officeooo:rsid="000544c0" officeooo:paragraph-rsid="0007a2ce" style:font-name-asian="Nimbus Mono L" style:font-size-asian="15pt" style:font-weight-asian="normal" style:font-name-complex="Liberation Mono" style:font-size-complex="15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fo:font-size="15pt" style:font-name-asian="Nimbus Mono L" style:font-size-asian="15pt" style:font-name-complex="Liberation Mono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fo:font-size="15pt" officeooo:paragraph-rsid="0007a2ce" style:font-name-asian="Nimbus Mono L" style:font-size-asian="15pt" style:font-name-complex="Liberation Mono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style:font-name="Liberation Mono" fo:font-size="15pt" officeooo:rsid="0006e8cd" officeooo:paragraph-rsid="0006e8cd" style:font-name-asian="Nimbus Mono L" style:font-size-asian="15pt" style:font-name-complex="Liberation Mono" style:font-size-complex="15pt"/>
    </style:style>
    <style:style style:name="P15" style:family="paragraph" style:parent-style-name="Table_20_Contents">
      <loext:graphic-properties draw:fill="solid" draw:fill-color="#cc0000" draw:opacity="100%"/>
      <style:paragraph-properties fo:text-align="center" style:justify-single-word="false" fo:background-color="#cc0000"/>
      <style:text-properties style:font-name="Liberation Mono" fo:font-size="15pt" officeooo:rsid="0006e8cd" officeooo:paragraph-rsid="0006e8cd" style:font-name-asian="Nimbus Mono L" style:font-size-asian="15pt" style:font-name-complex="Liberation Mono" style:font-size-complex="15pt"/>
    </style:style>
    <style:style style:name="P16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Mono" fo:font-size="15pt" officeooo:rsid="0006e8cd" officeooo:paragraph-rsid="0006e8cd" style:font-name-asian="Nimbus Mono L" style:font-size-asian="15pt" style:font-name-complex="Liberation Mono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style:font-name="Liberation Mono" fo:font-size="15pt" officeooo:rsid="0006e8cd" officeooo:paragraph-rsid="0007a2ce" style:font-name-asian="Nimbus Mono L" style:font-size-asian="15pt" style:font-name-complex="Liberation Mono" style:font-size-complex="15pt"/>
    </style:style>
    <style:style style:name="P18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Mono" fo:font-size="15pt" officeooo:rsid="0006e8cd" officeooo:paragraph-rsid="0007a2ce" style:font-name-asian="Nimbus Mono L" style:font-size-asian="15pt" style:font-name-complex="Liberation Mono" style:font-size-complex="15pt"/>
    </style:style>
    <style:style style:name="P19" style:family="paragraph" style:parent-style-name="Table_20_Contents">
      <style:paragraph-properties fo:text-align="center" style:justify-single-word="false"/>
      <style:text-properties style:font-name="Liberation Mono" fo:font-size="15pt" officeooo:rsid="0007a2ce" officeooo:paragraph-rsid="0007a2ce" style:font-name-asian="Nimbus Mono L" style:font-size-asian="15pt" style:font-name-complex="Liberation Mono" style:font-size-complex="15pt"/>
    </style:style>
    <style:style style:name="P20" style:family="paragraph" style:parent-style-name="Table_20_Contents">
      <loext:graphic-properties draw:fill="solid" draw:fill-color="#cc0000" draw:opacity="100%"/>
      <style:paragraph-properties fo:text-align="center" style:justify-single-word="false" fo:background-color="#cc0000"/>
      <style:text-properties style:font-name="Liberation Mono" fo:font-size="15pt" officeooo:rsid="0007a2ce" officeooo:paragraph-rsid="0007a2ce" style:font-name-asian="Nimbus Mono L" style:font-size-asian="15pt" style:font-name-complex="Liberation Mono" style:font-size-complex="15pt"/>
    </style:style>
    <style:style style:name="P21" style:family="paragraph" style:parent-style-name="Table_20_Contents">
      <loext:graphic-properties draw:fill="solid" draw:fill-color="#cc0000" draw:opacity="100%"/>
      <style:paragraph-properties fo:text-align="center" style:justify-single-word="false" fo:background-color="#cc0000"/>
      <style:text-properties style:font-name="Liberation Mono" fo:font-size="15pt" officeooo:rsid="0007ec7d" officeooo:paragraph-rsid="0007ec7d" style:font-name-asian="Nimbus Mono L" style:font-size-asian="15pt" style:font-name-complex="Liberation Mono" style:font-size-complex="15pt"/>
    </style:style>
    <style:style style:name="P22" style:family="paragraph" style:parent-style-name="Table_20_Contents">
      <style:paragraph-properties fo:text-align="center" style:justify-single-word="false"/>
      <style:text-properties style:font-name="Liberation Mono" fo:font-size="13pt" officeooo:rsid="0007a2ce" officeooo:paragraph-rsid="0007a2ce" style:font-name-asian="Nimbus Mono L" style:font-size-asian="13pt" style:font-name-complex="Liberation Mono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style:font-name="Liberation Mono" fo:font-size="11pt" officeooo:rsid="0007a2ce" officeooo:paragraph-rsid="0007a2ce" style:font-name-asian="Nimbus Mono L" style:font-size-asian="11pt" style:font-name-complex="Liberation Mono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Liberation Mono" fo:font-size="12pt" officeooo:rsid="0007a2ce" officeooo:paragraph-rsid="0007a2ce" style:font-name-asian="Nimbus Mono L" style:font-size-asian="12pt" style:font-name-complex="Liberation Mono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color="#eeeeee" style:font-name="Liberation Mono" fo:font-size="15pt" officeooo:rsid="0006e8cd" officeooo:paragraph-rsid="0006e8cd" style:font-name-asian="Nimbus Mono L" style:font-size-asian="15pt" style:font-name-complex="Liberation Mono" style:font-size-complex="15pt"/>
    </style:style>
    <style:style style:name="P26" style:family="paragraph" style:parent-style-name="Table_20_Contents">
      <style:paragraph-properties fo:text-align="center" style:justify-single-word="false"/>
      <style:text-properties fo:color="#eeeeee" style:font-name="Liberation Mono" fo:font-size="15pt" officeooo:rsid="0006e8cd" officeooo:paragraph-rsid="0007a2ce" style:font-name-asian="Nimbus Mono L" style:font-size-asian="15pt" style:font-name-complex="Liberation Mono" style:font-size-complex="15pt"/>
    </style:style>
    <style:style style:name="P27" style:family="paragraph" style:parent-style-name="Table_20_Contents">
      <style:paragraph-properties fo:text-align="center" style:justify-single-word="false"/>
      <style:text-properties fo:color="#000000" style:font-name="Liberation Mono" fo:font-size="15pt" officeooo:rsid="0006e8cd" officeooo:paragraph-rsid="0006e8cd" style:font-name-asian="Nimbus Mono L" style:font-size-asian="15pt" style:font-name-complex="Liberation Mono" style:font-size-complex="15pt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Liberation Mono" fo:font-size="15pt" officeooo:rsid="0006e8cd" officeooo:paragraph-rsid="0007a2ce" style:font-name-asian="Nimbus Mono L" style:font-size-asian="15pt" style:font-name-complex="Liberation Mono" style:font-size-complex="15pt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Liberation Mono" fo:font-size="15pt" officeooo:rsid="0007ec7d" officeooo:paragraph-rsid="0007ec7d" style:font-name-asian="Nimbus Mono L" style:font-size-asian="15pt" style:font-name-complex="Liberation Mono" style:font-size-complex="15pt"/>
    </style:style>
    <style:style style:name="P30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align="center" style:justify-single-word="false" fo:text-indent="0in" style:auto-text-indent="false" fo:background-color="transparent"/>
      <style:text-properties style:font-name="Liberation Mono" fo:font-size="11pt" style:text-underline-style="none" fo:font-weight="normal" officeooo:rsid="0007a2ce" officeooo:paragraph-rsid="0007a2ce" style:font-name-asian="Nimbus Mono L" style:font-size-asian="11pt" style:font-weight-asian="normal" style:font-name-complex="Liberation Mono" style:font-size-complex="11pt" style:font-weight-complex="normal"/>
    </style:style>
    <style:style style:name="P31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align="center" style:justify-single-word="false" fo:text-indent="0in" style:auto-text-indent="false" fo:background-color="transparent"/>
      <style:text-properties style:font-name="Liberation Mono" fo:font-size="15pt" style:text-underline-style="none" fo:font-weight="normal" officeooo:rsid="0007a2ce" officeooo:paragraph-rsid="0007a2ce" style:font-name-asian="Nimbus Mono L" style:font-size-asian="15pt" style:font-weight-asian="normal" style:font-name-complex="Liberation Mono" style:font-size-complex="1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7ca4" style:font-weight-asian="normal" style:font-weight-complex="normal"/>
    </style:style>
    <style:style style:name="T3" style:family="text">
      <style:text-properties officeooo:rsid="00067ca4"/>
    </style:style>
    <style:style style:name="T4" style:family="text">
      <style:text-properties officeooo:rsid="0007ec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teroids: a 2d game that let you shoot asteroids and other objects <text:span text:style-name="T3">while piloting your spaceship in the space </text:span></text:p>
      <text:p text:style-name="P2">Kareem Salah, Belal Ibrahim, Khaled Hesham</text:p>
      <text:p text:style-name="P2">Mostafa Hazem</text:p>
      <text:p text:style-name="P3"><text:s text:c="42"/></text:p>
      <text:p text:style-name="P4"/>
      <text:p text:style-name="P4"/>
      <text:p text:style-name="P4">1-project functionalities</text:p>
      <text:p text:style-name="P4"/>
      <text:p text:style-name="P5">initialize<text:tab/>: <text:span text:style-name="T1">initialize the states of the game</text:span></text:p>
      <text:p text:style-name="P6"><text:span text:style-name="T1"/></text:p>
      <text:p text:style-name="P6">Render<text:tab/><text:tab/>: <text:span text:style-name="T1">responsible for rendering he <text:tab/><text:tab/><text:tab/><text:tab/><text:tab/> <text:s/>changes happen in the game</text:span></text:p>
      <text:p text:style-name="P6">Fire<text:tab/><text:tab/>: <text:span text:style-name="T1">make the player able to shoot </text:span></text:p>
      <text:p text:style-name="P6"><text:span text:style-name="T1"><text:tab/><text:tab/><text:tab/> <text:s/>projectile with appropriate physics</text:span></text:p>
      <text:p text:style-name="P6">projectile<text:tab/>: <text:span text:style-name="T1">handle whenever projectile hit an</text:span></text:p>
      <text:p text:style-name="P6">Collision <text:s text:c="4"/><text:span text:style-name="T1">object</text:span></text:p>
      <text:p text:style-name="P7"/>
      <text:p text:style-name="P6"><text:span text:style-name="T1"/></text:p>
      <text:p text:style-name="P8"><text:span text:style-name="T1"><text:tab/></text:span>player<text:tab/><text:tab/>: <text:span text:style-name="T1">handle whenever the player collides </text:span></text:p>
      <text:p text:style-name="P8"><text:tab/>collision<text:tab/> <text:s/><text:span text:style-name="T1">with obstacle</text:span></text:p>
      <text:p text:style-name="P8"><text:span text:style-name="T1"/></text:p>
      <text:p text:style-name="P8"><text:span text:style-name="T1"><text:tab/></text:span>move<text:tab/><text:tab/>: <text:span text:style-name="T1">move obstacles with the <text:tab/><text:tab/><text:tab/><text:tab/></text:span>Obstacle<text:span text:style-name="T1"><text:tab/> <text:s/>appropriate inertia</text:span></text:p>
      <text:p text:style-name="P8"><text:span text:style-name="T1"><text:tab/></text:span></text:p>
      <text:p text:style-name="P9"><text:span text:style-name="T1"><text:tab/></text:span>movePlayer<text:tab/>: <text:span text:style-name="T1">move obstacles with the <text:tab/><text:tab/><text:tab/><text:tab/><text:tab/><text:tab/><text:tab/> <text:s/></text:span><text:span text:style-name="T2">a</text:span><text:span text:style-name="T1">ppropriate inertia</text:span></text:p>
      <text:p text:style-name="P9"><text:span text:style-name="T1"/></text:p>
      <text:p text:style-name="P9"><text:span text:style-name="T1"><text:tab/></text:span></text:p>
      <text:p text:style-name="P9"><text:tab/><text:span text:style-name="T3">move</text:span><text:tab/><text:tab/>: <text:span text:style-name="T1">move obstacles with the <text:tab/><text:tab/><text:tab/><text:tab/></text:span><text:span text:style-name="T3">projectile</text:span><text:span text:style-name="T1"><text:tab/> <text:s/></text:span><text:span text:style-name="T2">a</text:span><text:span text:style-name="T1">ppropriate inertia</text:span></text:p>
      <text:p text:style-name="P9"><text:span text:style-name="T1"/></text:p>
      <text:p text:style-name="P9"><text:span text:style-name="T1"><text:tab/></text:span><text:span text:style-name="T3">Thrust<text:tab/><text:tab/>: </text:span><text:span text:style-name="T2">key-event that control speed for<text:tab/><text:tab/><text:tab/><text:tab/><text:tab/> <text:s/>player space-ship</text:span></text:p>
      <text:p text:style-name="P9"><text:span text:style-name="T2"/></text:p>
      <text:p text:style-name="P9"><text:span text:style-name="T2"><text:tab/></text:span><text:span text:style-name="T3">Change<text:tab/><text:tab/>: </text:span><text:span text:style-name="T2">key-event that let you change </text:span></text:p>
      <text:p text:style-name="P9"><text:span text:style-name="T3"><text:tab/>Direction<text:tab/> <text:s/></text:span><text:span text:style-name="T2">the direction where your spaceship <text:tab/><text:tab/><text:tab/><text:tab/> <text:s/>is looking</text:span></text:p>
      <text:p text:style-name="P9"><text:span text:style-name="T2"/></text:p>
      <text:p text:style-name="P9"><text:span text:style-name="T2"><text:tab/></text:span><text:span text:style-name="T3">add<text:tab/><text:tab/><text:tab/>: </text:span><text:span text:style-name="T2">add new obstacles to make game </text:span></text:p>
      <text:p text:style-name="P9"><text:span text:style-name="T3"><text:tab/>obstacle<text:tab/> </text:span><text:span text:style-name="T2">harder overtime</text:span><text:span text:style-name="T3"> </text:span></text:p>
      <text:p text:style-name="P9"><text:soft-page-break/><text:span text:style-name="T3"><text:s/>• كريم صلاح محمد , 20150388,</text:span></text:p>
      <text:p text:style-name="P10">E-mail: karim.salah2048@gmail.com,</text:p>
      <text:p text:style-name="P10">&lt;&lt;&lt;&lt; //TODO Rest of data &gt;&gt;&gt;&gt; </text:p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6" office:value-type="string">
            <text:p text:style-name="P15">Develop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27">Week 9</text:p>
          </table:table-cell>
          <table:table-cell table:style-name="Table1.B2" office:value-type="string">
            <text:p text:style-name="P27">Week 10</text:p>
          </table:table-cell>
          <table:table-cell table:style-name="Table1.B2" office:value-type="string">
            <text:p text:style-name="P27">Week 11</text:p>
          </table:table-cell>
          <table:table-cell table:style-name="Table1.B2" office:value-type="string">
            <text:p text:style-name="P27">Week 12</text:p>
          </table:table-cell>
          <table:table-cell table:style-name="Table1.F2" office:value-type="string">
            <text:p text:style-name="P27">Week 13</text:p>
          </table:table-cell>
        </table:table-row>
        <table:table-row>
          <table:table-cell table:style-name="Table1.A3" office:value-type="string">
            <text:p text:style-name="P25">Kareem</text:p>
          </table:table-cell>
          <table:table-cell table:style-name="Table1.B3" office:value-type="string">
            <text:p text:style-name="P14">initialize</text:p>
          </table:table-cell>
          <table:table-cell table:style-name="Table1.C3" office:value-type="string">
            <text:p text:style-name="P11">Fire</text:p>
          </table:table-cell>
          <table:table-cell table:style-name="Table1.D3" office:value-type="string">
            <text:p text:style-name="P31">Thrust</text:p>
          </table:table-cell>
          <table:table-cell table:style-name="Table1.E3" office:value-type="string">
            <text:p text:style-name="P19">Thrust</text:p>
          </table:table-cell>
          <table:table-cell table:style-name="Table1.F3" office:value-type="string">
            <text:p text:style-name="P12"/>
          </table:table-cell>
        </table:table-row>
        <table:table-row>
          <table:table-cell table:style-name="Table1.A3" office:value-type="string">
            <text:p text:style-name="P25">Belal</text:p>
          </table:table-cell>
          <table:table-cell table:style-name="Table1.B4" office:value-type="string">
            <text:p text:style-name="P14">Render</text:p>
          </table:table-cell>
          <table:table-cell table:style-name="Table1.C4" office:value-type="string">
            <text:p text:style-name="P19">Add</text:p>
            <text:p text:style-name="P19">obstacle</text:p>
          </table:table-cell>
          <table:table-cell table:style-name="Table1.D4" office:value-type="string">
            <text:p text:style-name="P19">Move</text:p>
            <text:p text:style-name="P19">Obstacle</text:p>
          </table:table-cell>
          <table:table-cell table:style-name="Table1.E4" office:value-type="string">
            <text:p text:style-name="P24">Move</text:p>
            <text:p text:style-name="P24">Obstacle</text:p>
          </table:table-cell>
          <table:table-cell table:style-name="Table1.F4" office:value-type="string">
            <text:p text:style-name="P23"/>
          </table:table-cell>
        </table:table-row>
        <table:table-row>
          <table:table-cell table:style-name="Table1.A3" office:value-type="string">
            <text:p text:style-name="P25">Hazem</text:p>
          </table:table-cell>
          <table:table-cell table:style-name="Table1.B5" office:value-type="string">
            <text:p text:style-name="P19">Projectile collision</text:p>
          </table:table-cell>
          <table:table-cell table:style-name="Table1.C5" office:value-type="string">
            <text:p text:style-name="P19">Projectile collision</text:p>
          </table:table-cell>
          <table:table-cell table:style-name="Table1.D5" office:value-type="string">
            <text:p text:style-name="P11">Move</text:p>
            <text:p text:style-name="P11">Player</text:p>
          </table:table-cell>
          <table:table-cell table:style-name="Table1.E5" office:value-type="string">
            <text:p text:style-name="P23">Change</text:p>
            <text:p text:style-name="P30">direction</text:p>
          </table:table-cell>
          <table:table-cell table:style-name="Table1.F5" office:value-type="string">
            <text:p text:style-name="P12"/>
          </table:table-cell>
        </table:table-row>
        <table:table-row>
          <table:table-cell table:style-name="Table1.A3" office:value-type="string">
            <text:p text:style-name="P25">Khaled</text:p>
          </table:table-cell>
          <table:table-cell table:style-name="Table1.B6" office:value-type="string">
            <text:p text:style-name="P19">Player collision</text:p>
          </table:table-cell>
          <table:table-cell table:style-name="Table1.C6" office:value-type="string">
            <text:p text:style-name="P19">Player collision</text:p>
          </table:table-cell>
          <table:table-cell table:style-name="Table1.D6" office:value-type="string">
            <text:p text:style-name="P22">Move</text:p>
            <text:p text:style-name="P22">Projectile</text:p>
          </table:table-cell>
          <table:table-cell table:style-name="Table1.E6" office:value-type="string">
            <text:p text:style-name="P23">Move</text:p>
            <text:p text:style-name="P23">Projectile</text:p>
          </table:table-cell>
          <table:table-cell table:style-name="Table1.F6" office:value-type="string">
            <text:p text:style-name="P12"/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table:number-columns-spanned="6" office:value-type="string">
            <text:p text:style-name="P21">Testi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8"/>
          </table:table-cell>
          <table:table-cell table:style-name="Table2.B2" office:value-type="string">
            <text:p text:style-name="P29">Week 9</text:p>
          </table:table-cell>
          <table:table-cell table:style-name="Table2.B2" office:value-type="string">
            <text:p text:style-name="P28">Week <text:span text:style-name="T4">10</text:span></text:p>
          </table:table-cell>
          <table:table-cell table:style-name="Table2.B2" office:value-type="string">
            <text:p text:style-name="P28">Week 1<text:span text:style-name="T4">1</text:span></text:p>
          </table:table-cell>
          <table:table-cell table:style-name="Table2.B2" office:value-type="string">
            <text:p text:style-name="P28">Week 1<text:span text:style-name="T4">2</text:span></text:p>
          </table:table-cell>
          <table:table-cell table:style-name="Table2.F2" office:value-type="string">
            <text:p text:style-name="P28">Week 1<text:span text:style-name="T4">3</text:span></text:p>
          </table:table-cell>
        </table:table-row>
        <table:table-row>
          <table:table-cell table:style-name="Table2.A3" office:value-type="string">
            <text:p text:style-name="P26">Kareem</text:p>
          </table:table-cell>
          <table:table-cell table:style-name="Table2.B3" office:value-type="string">
            <text:p text:style-name="P17"/>
          </table:table-cell>
          <table:table-cell table:style-name="Table2.C3" office:value-type="string">
            <text:p text:style-name="P17">initialize</text:p>
          </table:table-cell>
          <table:table-cell table:style-name="Table2.D3" office:value-type="string">
            <text:p text:style-name="P11">Fire</text:p>
          </table:table-cell>
          <table:table-cell table:style-name="Table2.E3" office:value-type="string">
            <text:p text:style-name="P31">Thrust</text:p>
          </table:table-cell>
          <table:table-cell table:style-name="Table2.F3" office:value-type="string">
            <text:p text:style-name="P19">Thrust</text:p>
          </table:table-cell>
        </table:table-row>
        <table:table-row>
          <table:table-cell table:style-name="Table2.A3" office:value-type="string">
            <text:p text:style-name="P26">Belal</text:p>
          </table:table-cell>
          <table:table-cell table:style-name="Table2.B4" office:value-type="string">
            <text:p text:style-name="P17"/>
          </table:table-cell>
          <table:table-cell table:style-name="Table2.C4" office:value-type="string">
            <text:p text:style-name="P17">Render</text:p>
          </table:table-cell>
          <table:table-cell table:style-name="Table2.D4" office:value-type="string">
            <text:p text:style-name="P19">Add</text:p>
            <text:p text:style-name="P19">obstacle</text:p>
          </table:table-cell>
          <table:table-cell table:style-name="Table2.E4" office:value-type="string">
            <text:p text:style-name="P19">Move</text:p>
            <text:p text:style-name="P19">Obstacle</text:p>
          </table:table-cell>
          <table:table-cell table:style-name="Table2.F4" office:value-type="string">
            <text:p text:style-name="P24">Move</text:p>
            <text:p text:style-name="P24">Obstacle</text:p>
          </table:table-cell>
        </table:table-row>
        <table:table-row>
          <table:table-cell table:style-name="Table2.A3" office:value-type="string">
            <text:p text:style-name="P26">Hazem</text:p>
          </table:table-cell>
          <table:table-cell table:style-name="Table2.B5" office:value-type="string">
            <text:p text:style-name="P19"/>
          </table:table-cell>
          <table:table-cell table:style-name="Table2.C5" office:value-type="string">
            <text:p text:style-name="P19">Projectile collision</text:p>
          </table:table-cell>
          <table:table-cell table:style-name="Table2.D5" office:value-type="string">
            <text:p text:style-name="P19">Projectile collision</text:p>
          </table:table-cell>
          <table:table-cell table:style-name="Table2.E5" office:value-type="string">
            <text:p text:style-name="P11">Move</text:p>
            <text:p text:style-name="P11">Player</text:p>
          </table:table-cell>
          <table:table-cell table:style-name="Table2.F5" office:value-type="string">
            <text:p text:style-name="P23">Change</text:p>
            <text:p text:style-name="P30">direction</text:p>
          </table:table-cell>
        </table:table-row>
        <table:table-row>
          <table:table-cell table:style-name="Table2.A3" office:value-type="string">
            <text:p text:style-name="P26">Khaled</text:p>
          </table:table-cell>
          <table:table-cell table:style-name="Table2.B6" office:value-type="string">
            <text:p text:style-name="P19"/>
          </table:table-cell>
          <table:table-cell table:style-name="Table2.C6" office:value-type="string">
            <text:p text:style-name="P19">Player collision</text:p>
          </table:table-cell>
          <table:table-cell table:style-name="Table2.D6" office:value-type="string">
            <text:p text:style-name="P19">Player collision</text:p>
          </table:table-cell>
          <table:table-cell table:style-name="Table2.E6" office:value-type="string">
            <text:p text:style-name="P22">Move</text:p>
            <text:p text:style-name="P22">Projectile</text:p>
          </table:table-cell>
          <table:table-cell table:style-name="Table2.F6" office:value-type="string">
            <text:p text:style-name="P23">Move</text:p>
            <text:p text:style-name="P23">Projectil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9T13:25:12.497913643</dc:date>
    <meta:editing-duration>PT6M59S</meta:editing-duration>
    <meta:editing-cycles>2</meta:editing-cycles>
    <meta:generator>LibreOffice/5.1.6.2$Linux_X86_64 LibreOffice_project/10m0$Build-2</meta:generator>
    <meta:document-statistic meta:table-count="2" meta:image-count="0" meta:object-count="0" meta:page-count="2" meta:paragraph-count="92" meta:word-count="238" meta:character-count="1618" meta:non-whitespace-character-count="1344"/>
  </office:meta>
</office:document-meta>
</file>